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文泉驿微米黑" svg:font-family="文泉驿微米黑" style:font-family-generic="roman" style:font-pitch="variable"/>
    <style:font-face style:name="Droid Sans Devanagari" svg:font-family="'Droid Sans Devanagari'" style:font-family-generic="system" style:font-pitch="variable"/>
    <style:font-face style:name="文泉驿微米黑1" svg:font-family="文泉驿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7.7cm" svg:height="12.9cm" svg:x="1.8cm" svg:y="1.2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cm" svg:y1="3.6cm" svg:x2="19.7cm" svg:y2="3.6cm">
          <text:p/>
        </draw:line>
        <draw:line draw:style-name="gr2" draw:text-style-name="P1" draw:layer="layout" svg:x1="19.4cm" svg:y1="13.4cm" svg:x2="1.7cm" svg:y2="13.4cm">
          <text:p/>
        </draw:line>
        <draw:custom-shape draw:style-name="gr3" draw:text-style-name="P1" draw:layer="layout" svg:width="3.7cm" svg:height="0.6cm" svg:x="0.8cm" svg:y="7.6cm">
          <text:p text:style-name="P1">JS登录弹出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1cm" svg:height="1.6cm" svg:x="7.3cm" svg:y="7.2cm">
          <text:p text:style-name="P1">预约信息</text:p>
          <text:p text:style-name="P1">body.js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cm" svg:height="0.6cm" svg:x="7.4cm" svg:y="13.4cm">
          <text:p text:style-name="P1">页脚 footer.js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9cm" svg:height="1.7cm" svg:x="6.085cm" svg:y="1.63cm">
          <text:p text:style-name="P1">Logo header.js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文泉驿微米黑" svg:font-family="文泉驿微米黑" style:font-family-generic="roman" style:font-pitch="variable"/>
    <style:font-face style:name="Droid Sans Devanagari" svg:font-family="'Droid Sans Devanagari'" style:font-family-generic="system" style:font-pitch="variable"/>
    <style:font-face style:name="文泉驿微米黑1" svg:font-family="文泉驿微米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文泉驿微米黑" fo:font-size="24pt" fo:language="en" fo:country="US" style:font-name-asian="文泉驿微米黑1" style:font-size-asian="24pt" style:language-asian="zh" style:country-asian="CN" style:font-name-complex="文泉驿微米黑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微米黑1" style:font-family-asian="文泉驿微米黑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无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22:55:42.595282334</meta:creation-date>
    <dc:date>2015-01-25T16:05:08.544163177</dc:date>
    <meta:editing-duration>P0D</meta:editing-duration>
    <meta:editing-cycles>2</meta:editing-cycles>
    <meta:generator>LibreOffice/4.1.6.2$Linux_X86_64 LibreOffice_project/410m0$Build-2</meta:generator>
    <meta:document-statistic meta:object-count="7"/>
  </office:meta>
</office:document-meta>
</file>